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1.736cm" fo:min-width="2.28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9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351cm" fo:min-width="4.70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351cm" fo:min-width="5.50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351cm" fo:min-width="5.7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351cm" fo:min-width="5.699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351cm" fo:min-width="5.701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02cm"/>
      <style:paragraph-properties style:writing-mode="lr-tb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875cm" fo:min-width="2.101cm"/>
      <style:paragraph-properties style:writing-mode="lr-tb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68cm"/>
      <style:paragraph-properties style:writing-mode="lr-tb"/>
    </style:style>
    <style:style style:name="gr13" style:family="graphic" style:parent-style-name="objectwithoutfill">
      <style:graphic-properties draw:fill="solid" draw:textarea-vertical-align="middle"/>
    </style:style>
    <style:style style:name="gr14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solid"/>
      <style:paragraph-properties fo:text-align="center"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2" xml:id="id10" draw:id="id10" draw:layer="layout" svg:width="3cm" svg:height="2.2cm" svg:x="0.8cm" svg:y="4.5cm">
          <text:p text:style-name="P1"><text:span text:style-name="T1">SENSOR</text:span></text:p>
          <text:p text:style-name="P1"><text:span text:style-name="T1">WiF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3cm" svg:height="2.2cm" svg:x="6cm" svg:y="4.5cm">
          <text:p text:style-name="P1">BLYN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3cm" svg:height="2.2cm" svg:x="11.2cm" svg:y="4.5cm">
          <text:p text:style-name="P1"><text:span text:style-name="T1">PYTH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3cm" svg:height="2.2cm" svg:x="17.6cm" svg:y="13.1cm">
          <text:p text:style-name="P1"><text:span text:style-name="T2">SMART</text:span></text:p>
          <text:p text:style-name="P1"><text:span text:style-name="T2">PH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493cm" svg:height="0.806cm" svg:x="15.7cm" svg:y="13.5cm">
          <draw:text-box>
            <text:p><text:span text:style-name="T3">APP</text:span></text:p>
          </draw:text-box>
        </draw:frame>
        <draw:custom-shape draw:style-name="gr1" draw:text-style-name="P2" draw:layer="layout" svg:width="3cm" svg:height="2.2cm" svg:x="22.6cm" svg:y="4.4cm">
          <text:p text:style-name="P1"><text:span text:style-name="T1">ALERTAS</text:span></text:p>
          <text:p text:style-name="P1"><text:span text:style-name="T1">POR</text:span></text:p>
          <text:p text:style-name="P4"><text:span text:style-name="T4">eMA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2cm" svg:height="2.6cm" svg:x="0.4cm" svg:y="1.4cm">
          <text:p text:style-name="P1"><text:span text:style-name="T5">RECOLECTAR</text:span></text:p>
          <text:p text:style-name="P1"><text:span text:style-name="T5">DATOS</text:span></text:p>
          <draw:enhanced-geometry svg:viewBox="0 0 21600 21600" draw:text-areas="0 0 21600 21600" draw:type="pentagon-right" draw:modifiers="17858.104210728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6cm" svg:height="2.6cm" svg:x="4.9cm" svg:y="1.4cm">
          <text:p text:style-name="P1"><text:span text:style-name="T5">GESTIONAR</text:span></text:p>
          <text:p text:style-name="P1"><text:span text:style-name="T5">DATOS</text:span></text:p>
          <draw:enhanced-geometry svg:viewBox="0 0 21600 21600" draw:text-areas="0 0 21600 21600" draw:type="chevron" draw:modifiers="18356.94050991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6.199cm" svg:height="2.6cm" svg:x="10.201cm" svg:y="1.401cm">
          <text:p text:style-name="P1"><text:span text:style-name="T5">PROCESAR Y </text:span></text:p>
          <text:p text:style-name="P1"><text:span text:style-name="T5">GENERAR </text:span></text:p>
          <text:p text:style-name="P1"><text:span text:style-name="T5">INFORMACIÓN</text:span></text:p>
          <draw:enhanced-geometry svg:viewBox="0 0 21600 21600" draw:text-areas="0 0 21600 21600" draw:type="chevron" draw:modifiers="18464.51612903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6.198cm" svg:height="2.6cm" svg:x="15.702cm" svg:y="1.402cm">
          <text:p text:style-name="P1"><text:span text:style-name="T5">PRESENTAR</text:span></text:p>
          <text:p text:style-name="P1"><text:span text:style-name="T5">INFORMACIÓN</text:span></text:p>
          <text:p text:style-name="P1"><text:span text:style-name="T5">Y DATOS</text:span></text:p>
          <draw:enhanced-geometry svg:viewBox="0 0 21600 21600" draw:text-areas="0 0 21600 21600" draw:type="chevron" draw:modifiers="18460.525891272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6.2cm" svg:height="2.6cm" svg:x="21.2cm" svg:y="1.402cm">
          <text:p text:style-name="P1"><text:span text:style-name="T5">GENERAR </text:span></text:p>
          <text:p text:style-name="P1"><text:span text:style-name="T5">ALERTAS</text:span></text:p>
          <draw:enhanced-geometry svg:viewBox="0 0 21600 21600" draw:text-areas="0 0 21600 21600" draw:type="chevron" draw:modifiers="18461.538461538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8" draw:text-style-name="P5" draw:layer="layout" svg:x1="11.2cm" svg:y1="5.6cm" svg:x2="9cm" svg:y2="5.6cm">
          <text:p/>
        </draw:line>
        <draw:frame draw:style-name="gr9" draw:text-style-name="P3" draw:layer="layout" svg:width="1.302cm" svg:height="0.806cm" svg:x="9.711cm" svg:y="4.798cm">
          <draw:text-box>
            <text:p><text:span text:style-name="T3">API</text:span></text:p>
          </draw:text-box>
        </draw:frame>
        <draw:custom-shape draw:style-name="gr10" draw:text-style-name="P2" xml:id="id2" draw:id="id2" draw:layer="layout" svg:width="2.6cm" svg:height="1.8cm" svg:x="9.2cm" svg:y="6.9cm">
          <text:p text:style-name="P1"><text:span text:style-name="T6">POSTGRE</text:span></text:p>
          <text:p text:style-name="P1"><text:span text:style-name="T6">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xml:id="id5" draw:id="id5" draw:layer="layout" svg:width="3cm" svg:height="2.2cm" svg:x="11.2cm" svg:y="9.8cm">
          <text:p text:style-name="P1"><text:span text:style-name="T1">DJAN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6" draw:layer="layout" svg:x1="12.7cm" svg:y1="6.7cm" svg:x2="11.8cm" svg:y2="7.8cm" draw:start-shape="id1" draw:start-glue-point="2" draw:end-shape="id2" svg:d="M12700 6700v1100h-900" svg:viewBox="0 0 901 1101">
          <text:p/>
        </draw:connector>
        <draw:connector draw:style-name="gr11" draw:text-style-name="P6" draw:layer="layout" svg:x1="7.5cm" svg:y1="6.7cm" svg:x2="17.6cm" svg:y2="14.2cm" draw:start-shape="id3" draw:start-glue-point="2" draw:end-shape="id4" draw:end-glue-point="3" svg:d="M7500 6700v7500h10100" svg:viewBox="0 0 10101 7501">
          <text:p/>
        </draw:connector>
        <draw:connector draw:style-name="gr11" draw:text-style-name="P6" draw:layer="layout" svg:x1="11.8cm" svg:y1="7.8cm" svg:x2="12.7cm" svg:y2="9.8cm" draw:start-shape="id2" draw:start-glue-point="8" draw:end-shape="id5" draw:end-glue-point="0" svg:d="M11800 7800h900v2000" svg:viewBox="0 0 901 2001">
          <text:p/>
        </draw:connector>
        <draw:custom-shape draw:style-name="gr1" draw:text-style-name="P2" xml:id="id7" draw:id="id7" draw:layer="layout" svg:width="3cm" svg:height="2.2cm" svg:x="17.6cm" svg:y="10.8cm">
          <text:p text:style-name="P1"><text:span text:style-name="T2">PÁGINAS</text:span></text:p>
          <text:p text:style-name="P1"><text:span text:style-name="T2">WE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3cm" svg:height="2.2cm" svg:x="17.601cm" svg:y="8.501cm">
          <text:p text:style-name="P1"><text:span text:style-name="T2">WEB</text:span></text:p>
          <text:p text:style-name="P1"><text:span text:style-name="T2">SERV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6" draw:layer="layout" svg:x1="14.2cm" svg:y1="10.9cm" svg:x2="17.601cm" svg:y2="9.601cm" draw:start-shape="id5" draw:start-glue-point="1" draw:end-shape="id6" draw:end-glue-point="3" svg:d="M14200 10900h1701v-1299h1700" svg:viewBox="0 0 3402 1300">
          <text:p/>
        </draw:connector>
        <draw:connector draw:style-name="gr11" draw:text-style-name="P6" draw:layer="layout" svg:x1="14.2cm" svg:y1="10.9cm" svg:x2="17.6cm" svg:y2="11.9cm" draw:start-shape="id5" draw:start-glue-point="1" draw:end-shape="id7" draw:end-glue-point="3" svg:d="M14200 10900h1701v1000h1699" svg:viewBox="0 0 3401 1001">
          <text:p/>
        </draw:connector>
        <draw:frame draw:style-name="gr12" draw:text-style-name="P3" draw:layer="layout" svg:width="3.368cm" svg:height="0.806cm" svg:x="5.7cm" svg:y="11.7cm">
          <draw:text-box>
            <text:p><text:span text:style-name="T3">(VPN) <text:s text:c="3"/>LAN</text:span></text:p>
          </draw:text-box>
        </draw:frame>
        <draw:line draw:style-name="gr13" draw:text-style-name="P6" draw:layer="layout" svg:x1="7cm" svg:y1="13.2cm" svg:x2="8cm" svg:y2="12.6cm">
          <text:p/>
        </draw:line>
        <draw:line draw:style-name="gr13" draw:text-style-name="P6" draw:layer="layout" svg:x1="7cm" svg:y1="13cm" svg:x2="8cm" svg:y2="12.4cm">
          <text:p/>
        </draw:line>
        <draw:line draw:style-name="gr8" draw:text-style-name="P6" draw:layer="layout" svg:x1="14.2cm" svg:y1="5.6cm" svg:x2="22.6cm" svg:y2="5.6cm">
          <text:p/>
        </draw:line>
        <draw:custom-shape draw:style-name="gr10" draw:text-style-name="P2" xml:id="id8" draw:id="id8" draw:layer="layout" svg:width="2.6cm" svg:height="1.8cm" svg:x="13.601cm" svg:y="6.9cm">
          <text:p text:style-name="P1"><text:span text:style-name="T6">ORACL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6" draw:layer="layout" svg:x1="12.7cm" svg:y1="6.7cm" svg:x2="13.601cm" svg:y2="7.8cm" draw:start-shape="id1" draw:start-glue-point="2" draw:end-shape="id8" draw:end-glue-point="6" svg:d="M12700 6700v1100h901" svg:viewBox="0 0 902 1101">
          <text:p/>
        </draw:connector>
        <draw:custom-shape draw:style-name="gr1" draw:text-style-name="P2" xml:id="id9" draw:id="id9" draw:layer="layout" svg:width="3cm" svg:height="2.2cm" svg:x="17.602cm" svg:y="6.202cm">
          <text:p text:style-name="P1"><text:span text:style-name="T2">ER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6" draw:layer="layout" svg:x1="16.201cm" svg:y1="7.8cm" svg:x2="17.602cm" svg:y2="7.302cm" draw:start-shape="id8" draw:start-glue-point="8" draw:end-shape="id9" draw:end-glue-point="3" svg:d="M16201 7800h701v-498h700" svg:viewBox="0 0 1402 499">
          <text:p/>
        </draw:connector>
        <draw:connector draw:style-name="gr11" draw:text-style-name="P6" draw:layer="layout" svg:x1="6cm" svg:y1="5.6cm" svg:x2="3.8cm" svg:y2="5.6cm" draw:start-shape="id3" draw:start-glue-point="3" draw:end-shape="id10" draw:end-glue-point="1" svg:d="M6000 5600h-2200" svg:viewBox="0 0 2201 1">
          <text:p/>
        </draw:connector>
        <draw:frame draw:style-name="gr9" draw:text-style-name="P3" draw:layer="layout" svg:width="1.899cm" svg:height="0.806cm" svg:x="4.011cm" svg:y="4.798cm">
          <draw:text-box>
            <text:p><text:span text:style-name="T3">MQTT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4T16:05:50.103046782</meta:creation-date>
    <dc:date>2021-06-02T09:35:40.745340839</dc:date>
    <meta:editing-duration>PT37M9S</meta:editing-duration>
    <meta:editing-cycles>4</meta:editing-cycles>
    <meta:generator>LibreOffice/6.4.7.2$Linux_X86_64 LibreOffice_project/40$Build-2</meta:generator>
    <meta:document-statistic meta:object-count="55"/>
  </office:meta>
</office:document-meta>
</file>